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 calcext:value-type="string">
            <text:p>SUMA</text:p>
          </table:table-cell>
        </table:table-row>
        <table:table-row table:style-name="ro1">
          <table:table-cell office:value-type="float" office:value="0.0037" calcext:value-type="float">
            <text:p>0,0037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,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2:.J2])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0.0114" calcext:value-type="float">
            <text:p>0,0114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,00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3:.J3])"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0.0013" calcext:value-type="float">
            <text:p>0,0013</text:p>
          </table:table-cell>
          <table:table-cell office:value-type="float" office:value="0" calcext:value-type="float">
            <text:p>0</text:p>
          </table:table-cell>
          <table:table-cell office:value-type="float" office:value="0.0088" calcext:value-type="float">
            <text:p>0,0088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127" calcext:value-type="float">
            <text:p>0,012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4:.J4])" office:value-type="float" office:value="0.0257" calcext:value-type="float">
            <text:p>0,025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343" calcext:value-type="float">
            <text:p>0,034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office:value-type="float" office:value="0.0014" calcext:value-type="float">
            <text:p>0,001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5:.J5])"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0.0009" calcext:value-type="float">
            <text:p>0,0009</text:p>
          </table:table-cell>
          <table:table-cell office:value-type="float" office:value="0" calcext:value-type="float">
            <text:p>0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08" calcext:value-type="float">
            <text:p>0,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2" calcext:value-type="float">
            <text:p>0,00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6:.J6])" office:value-type="float" office:value="0.0134" calcext:value-type="float">
            <text:p>0,013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agi:</text:p>
          </table:table-cell>
          <table:table-cell table:number-columns-repeated="10"/>
        </table:table-row>
        <table:table-row table:style-name="ro1">
          <table:table-cell office:value-type="float" office:value="0.1179" calcext:value-type="float">
            <text:p>0,1179</text:p>
          </table:table-cell>
          <table:table-cell office:value-type="float" office:value="0" calcext:value-type="float">
            <text:p>0</text:p>
          </table:table-cell>
          <table:table-cell office:value-type="float" office:value="0.3269" calcext:value-type="float">
            <text:p>0,3269</text:p>
          </table:table-cell>
          <table:table-cell office:value-type="float" office:value="0.019" calcext:value-type="float">
            <text:p>0,019</text:p>
          </table:table-cell>
          <table:table-cell office:value-type="float" office:value="0.3382" calcext:value-type="float">
            <text:p>0,33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1896" calcext:value-type="float">
            <text:p>0,1896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[.A2]/[.A10]" office:value-type="float" office:value="0.0313825275657337" calcext:value-type="float">
            <text:p>0,0313825276</text:p>
          </table:table-cell>
          <table:table-cell table:formula="of:=[.B2]/[.B10]" office:value-type="string" office:string-value="" calcext:value-type="error">
            <text:p>#DZIEL/0!</text:p>
          </table:table-cell>
          <table:table-cell table:formula="of:=[.C2]/[.C10]" office:value-type="float" office:value="0.0122361578464362" calcext:value-type="float">
            <text:p>0,0122361578</text:p>
          </table:table-cell>
          <table:table-cell table:formula="of:=[.D2]/[.D10]" office:value-type="float" office:value="0" calcext:value-type="float">
            <text:p>0</text:p>
          </table:table-cell>
          <table:table-cell table:formula="of:=[.E2]/[.E10]" office:value-type="float" office:value="0" calcext:value-type="float">
            <text:p>0</text:p>
          </table:table-cell>
          <table:table-cell table:formula="of:=[.F2]/[.F10]" office:value-type="float" office:value="0" calcext:value-type="float">
            <text:p>0</text:p>
          </table:table-cell>
          <table:table-cell table:formula="of:=[.G2]/[.G10]" office:value-type="float" office:value="0.00158227848101266" calcext:value-type="float">
            <text:p>0,0015822785</text:p>
          </table:table-cell>
          <table:table-cell table:formula="of:=[.H2]/[.H10]" office:value-type="float" office:value="0" calcext:value-type="float">
            <text:p>0</text:p>
          </table:table-cell>
          <table:table-cell table:formula="of:=[.I2]/[.I10]" office:value-type="string" office:string-value="" calcext:value-type="error">
            <text:p>#DZIEL/0!</text:p>
          </table:table-cell>
          <table:table-cell table:formula="of:=[.J2]/[.J10]" office:value-type="string" office:string-value="" calcext:value-type="error">
            <text:p>#DZIEL/0!</text:p>
          </table:table-cell>
          <table:table-cell/>
        </table:table-row>
        <table:table-row table:style-name="ro1">
          <table:table-cell table:formula="of:=[.A3]/[.A10]" office:value-type="float" office:value="0.00848176420695505" calcext:value-type="float">
            <text:p>0,0084817642</text:p>
          </table:table-cell>
          <table:table-cell table:formula="of:=[.B3]/[.B10]" office:value-type="string" office:string-value="" calcext:value-type="error">
            <text:p>#DZIEL/0!</text:p>
          </table:table-cell>
          <table:table-cell table:formula="of:=[.C3]/[.C10]" office:value-type="float" office:value="0.0348730498623432" calcext:value-type="float">
            <text:p>0,0348730499</text:p>
          </table:table-cell>
          <table:table-cell table:formula="of:=[.D3]/[.D10]" office:value-type="float" office:value="0.0736842105263158" calcext:value-type="float">
            <text:p>0,0736842105</text:p>
          </table:table-cell>
          <table:table-cell table:formula="of:=[.E3]/[.E10]" office:value-type="float" office:value="0.000295683027794205" calcext:value-type="float">
            <text:p>0,000295683</text:p>
          </table:table-cell>
          <table:table-cell table:formula="of:=[.F3]/[.F10]" office:value-type="float" office:value="0" calcext:value-type="float">
            <text:p>0</text:p>
          </table:table-cell>
          <table:table-cell table:formula="of:=[.G3]/[.G10]" office:value-type="float" office:value="0.0374472573839662" calcext:value-type="float">
            <text:p>0,0374472574</text:p>
          </table:table-cell>
          <table:table-cell table:formula="of:=[.H3]/[.H10]" office:value-type="float" office:value="0" calcext:value-type="float">
            <text:p>0</text:p>
          </table:table-cell>
          <table:table-cell table:formula="of:=[.I3]/[.I10]" office:value-type="string" office:string-value="" calcext:value-type="error">
            <text:p>#DZIEL/0!</text:p>
          </table:table-cell>
          <table:table-cell table:formula="of:=[.J3]/[.J10]" office:value-type="string" office:string-value="" calcext:value-type="error">
            <text:p>#DZIEL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3:57:29.451814031</meta:creation-date>
    <dc:date>2018-11-13T15:16:27.531745336</dc:date>
    <meta:editing-duration>PT8M27S</meta:editing-duration>
    <meta:editing-cycles>1</meta:editing-cycles>
    <meta:document-statistic meta:table-count="1" meta:cell-count="87" meta:object-count="0"/>
    <meta:generator>LibreOffice/5.1.6.2$Linux_x86 LibreOffice_project/10m0$Build-2</meta:generator>
  </office:meta>
</office:document-meta>
</file>